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1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color="#c0c0c0" fo:font-size="11pt" style:font-size-asian="11pt" style:font-size-complex="11pt"/>
    </style:style>
    <style:style style:name="P5" style:family="paragraph">
      <style:text-properties fo:color="#ff0000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c0c0c0" fo:font-size="11pt" style:font-size-asian="11pt" style:font-size-complex="11pt"/>
    </style:style>
    <style:style style:name="T4" style:family="text">
      <style:text-properties fo:color="#ff000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cm" svg:height="2cm" svg:x="1cm" svg:y="1cm">
          <draw:text-box>
            <text:p>SD DMA Single Block Write</text:p>
            <text:p>SD_DMA_BackgroundState FSM Flowchart</text:p>
          </draw:text-box>
        </draw:frame>
        <draw:custom-shape draw:style-name="gr2" draw:text-style-name="P2" xml:id="id4" draw:id="id4" draw:layer="layout" svg:width="2cm" svg:height="2cm" svg:x="5cm" svg:y="3cm">
          <text:p text:style-name="P1"><text:span text:style-name="T1">SD_DMA_</text:span></text:p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3cm">
          <draw:text-box>
            <text:p><text:span text:style-name="T2">Idle</text:span></text:p>
            <text:p><text:span text:style-name="T2">No command in progress – ready to begin a new command at user request</text:span></text:p>
          </draw:text-box>
        </draw:frame>
        <draw:frame draw:style-name="gr3" draw:text-style-name="P3" draw:layer="layout" svg:width="6cm" svg:height="2cm" svg:x="6cm" svg:y="5cm">
          <draw:text-box>
            <text:p><text:span text:style-name="T2">SD_DMA_SBW_WriteBlock()</text:span></text:p>
            <text:p><text:span text:style-name="T2">Issues the Single Block Write command to the card</text:span></text:p>
          </draw:text-box>
        </draw:frame>
        <draw:custom-shape draw:style-name="gr2" draw:text-style-name="P2" xml:id="id5" draw:id="id5" draw:layer="layout" svg:width="2cm" svg:height="2cm" svg:x="5cm" svg:y="7cm">
          <text:p text:style-name="P1"><text:span text:style-name="T1">SD_DMA_</text:span></text:p>
          <text:p text:style-name="P1"><text:span text:style-name="T1">SBR_</text:span></text:p>
          <text:p text:style-name="P1"><text:span text:style-name="T1">BlockS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7cm">
          <draw:text-box>
            <text:p><text:span text:style-name="T2">SBW Block Send</text:span></text:p>
            <text:p><text:span text:style-name="T2">Transmit entire block (with start block token) to SD Card using DMA</text:span></text:p>
          </draw:text-box>
        </draw:frame>
        <draw:connector draw:style-name="gr4" draw:text-style-name="P2" draw:layer="layout" svg:x1="6cm" svg:y1="9cm" svg:x2="6cm" svg:y2="11cm" draw:end-shape="id1" draw:end-glue-point="4" svg:d="m6000 9000v2000">
          <text:p/>
        </draw:connector>
        <draw:frame draw:style-name="gr3" draw:text-style-name="P3" draw:layer="layout" svg:width="6cm" svg:height="2cm" svg:x="6cm" svg:y="9cm">
          <draw:text-box>
            <text:p><text:span text:style-name="T2">RX Complete DMA Interrupt</text:span></text:p>
            <text:p><text:span text:style-name="T2">Entire block (with CRC) has been transferred</text:span></text:p>
          </draw:text-box>
        </draw:frame>
        <draw:custom-shape draw:style-name="gr2" draw:text-style-name="P2" xml:id="id2" draw:id="id2" draw:layer="layout" svg:width="2cm" svg:height="2cm" svg:x="5cm" svg:y="15cm">
          <text:p text:style-name="P1"><text:span text:style-name="T1">SD_DMA_</text:span></text:p>
          <text:p text:style-name="P1"><text:span text:style-name="T1">SBW_</text:span></text:p>
          <text:p text:style-name="P1"><text:span text:style-name="T1">BlockBu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5cm">
          <draw:text-box>
            <text:p><text:span text:style-name="T2">SBW Block Busy</text:span></text:p>
            <text:p><text:span text:style-name="T2">Send dummy clocks through DMA, waiting for post-block busy signal to end</text:span></text:p>
          </draw:text-box>
        </draw:frame>
        <draw:custom-shape draw:style-name="gr5" draw:text-style-name="P4" xml:id="id3" draw:id="id3" draw:layer="layout" svg:width="2cm" svg:height="2cm" svg:x="5cm" svg:y="21cm">
          <text:p text:style-name="P1"><text:span text:style-name="T3">SD_`DMA_</text:span></text:p>
          <text:p text:style-name="P1"><text:span text:style-name="T3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6" draw:id="id6" draw:layer="layout" svg:x1="6cm" svg:y1="17cm" svg:x2="6cm" svg:y2="21cm" draw:start-shape="id2" draw:end-shape="id3" draw:end-glue-point="4" svg:d="m6000 17000v4000">
          <text:p/>
        </draw:connector>
        <draw:connector draw:style-name="gr4" draw:text-style-name="P2" draw:layer="layout" svg:x1="6cm" svg:y1="5cm" svg:x2="6cm" svg:y2="7cm" draw:start-shape="id4" draw:start-glue-point="8" draw:end-shape="id5" svg:d="m6000 5000v2000">
          <text:p/>
        </draw:connector>
        <draw:frame draw:style-name="gr3" draw:text-style-name="P3" draw:layer="layout" svg:width="6cm" svg:height="2cm" svg:x="6cm" svg:y="17cm">
          <draw:text-box>
            <text:p><text:span text:style-name="T2">SD_DMA_SBW_GetBlockStatus()</text:span></text:p>
            <text:p><text:span text:style-name="T2">Last received byte was busy signal</text:span></text:p>
            <text:p><text:span text:style-name="T2">Function returns busy</text:span></text:p>
          </draw:text-box>
        </draw:frame>
        <draw:frame draw:style-name="gr3" draw:text-style-name="P3" draw:layer="layout" svg:width="6cm" svg:height="2cm" svg:x="6cm" svg:y="19cm">
          <draw:text-box>
            <text:p><text:span text:style-name="T2">SD_DMA_SBW_GetBlockStatus()</text:span></text:p>
            <text:p><text:span text:style-name="T2">Last received byte was not busy signal</text:span></text:p>
            <text:p><text:span text:style-name="T2">Function returns data response token</text:span></text:p>
          </draw:text-box>
        </draw:frame>
        <draw:connector draw:style-name="gr4" draw:text-style-name="P1" draw:layer="layout" draw:line-skew="-0.499cm" svg:x1="6cm" svg:y1="19cm" svg:x2="5cm" svg:y2="16cm" draw:start-shape="id6" draw:start-glue-point="0" draw:end-shape="id2" draw:end-glue-point="6" svg:d="m6000 19000h-2000v-3000h1000">
          <text:p/>
        </draw:connector>
        <draw:custom-shape draw:style-name="gr2" draw:text-style-name="P2" xml:id="id1" draw:id="id1" draw:layer="layout" svg:width="2cm" svg:height="2cm" svg:x="5cm" svg:y="11cm">
          <text:p text:style-name="P1"><text:span text:style-name="T1">SD_DMA_</text:span></text:p>
          <text:p text:style-name="P1"><text:span text:style-name="T1">SBW_</text:span></text:p>
          <text:p text:style-name="P1"><text:span text:style-name="T1">Block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7cm" svg:y="11cm">
          <draw:text-box>
            <text:p><text:span text:style-name="T2">SBW Block Wait</text:span></text:p>
            <text:p><text:span text:style-name="T2">Waiting for data response token using single DMA transfer operations</text:span></text:p>
          </draw:text-box>
        </draw:frame>
        <draw:frame draw:style-name="gr3" draw:text-style-name="P3" draw:layer="layout" svg:width="6cm" svg:height="2cm" svg:x="6cm" svg:y="13cm">
          <draw:text-box>
            <text:p><text:span text:style-name="T2">RX Complete DMA Interrupt</text:span></text:p>
            <text:p><text:span text:style-name="T2">Received byte is valid data token format</text:span></text:p>
          </draw:text-box>
        </draw:frame>
        <draw:frame draw:style-name="gr6" draw:text-style-name="P3" draw:layer="layout" svg:width="3cm" svg:height="2cm" svg:x="1cm" svg:y="12cm">
          <draw:text-box>
            <text:p><text:span text:style-name="T2">RX Complete</text:span></text:p>
            <text:p><text:span text:style-name="T2">DMA Interrupt</text:span></text:p>
            <text:p><text:span text:style-name="T2">Received byte is</text:span></text:p>
            <text:p><text:span text:style-name="T2">Idle bus</text:span></text:p>
          </draw:text-box>
        </draw:frame>
        <draw:connector draw:style-name="gr4" draw:text-style-name="P2" xml:id="id7" draw:id="id7" draw:layer="layout" svg:x1="6cm" svg:y1="13cm" svg:x2="6cm" svg:y2="15cm" svg:d="m6000 13000v2000">
          <text:p/>
        </draw:connector>
        <draw:connector draw:style-name="gr4" draw:text-style-name="P2" draw:layer="layout" draw:line-skew="-0.499cm" svg:x1="6cm" svg:y1="14cm" svg:x2="5cm" svg:y2="12cm" draw:start-shape="id7" draw:start-glue-point="0" draw:end-shape="id1" draw:end-glue-point="6" svg:d="m6000 14000h-2000v-2000h1000">
          <text:p/>
        </draw:connector>
        <draw:frame draw:style-name="gr1" draw:text-style-name="P5" draw:layer="layout" svg:width="4cm" svg:height="2cm" svg:x="1cm" svg:y="3cm">
          <draw:text-box>
            <text:p text:style-name="P5"><text:span text:style-name="T4">As of software revision 0.2, this document is outdated, although the overall structure remains somewhat simil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5T23:12:16.63</meta:creation-date>
    <dc:date>2011-07-26T20:10:31.34</dc:date>
    <meta:editing-duration>PT18H59S</meta:editing-duration>
    <meta:editing-cycles>49</meta:editing-cycles>
    <meta:generator>OpenOffice.org/3.3$Win32 OpenOffice.org_project/330m20$Build-9567</meta:generator>
    <meta:document-statistic meta:object-count="23"/>
  </office:meta>
</office:document-meta>
</file>